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 Narrow1" svg:font-family="'Arial Narrow'" style:font-family-generic="swiss" style:font-pitch="variable"/>
    <style:font-face style:name="Arial Narrow" svg:font-family="'Arial Narrow'" style:font-adornments="Bold Italic"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text-properties officeooo:paragraph-rsid="0002a4e3"/>
    </style:style>
    <style:style style:name="P2" style:family="paragraph">
      <style:paragraph-properties fo:text-align="center"/>
    </style:style>
    <style:style style:name="P3" style:family="paragraph">
      <loext:graphic-properties draw:fill="none" draw:fill-color="#ffffff"/>
      <style:paragraph-properties style:writing-mode="lr-tb"/>
    </style:style>
    <style:style style:name="P4" style:family="paragraph">
      <loext:graphic-properties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gradient" draw:fill-color="#cfe7f5" draw:fill-gradient-name="VRT_20_Light_20_Square_20_BR"/>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3" style:family="paragraph">
      <loext:graphic-properties draw:fill="solid" draw:fill-color="#f9b46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4" style:family="paragraph">
      <loext:graphic-properties draw:fill="gradient" draw:fill-color="#cfe7f5" draw:fill-gradient-name="Light_20_Orange_20_Square_20_BR"/>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5" style:family="paragraph">
      <loext:graphic-properties draw:fill="gradient" draw:fill-color="#cfe7f5" draw:fill-gradient-name="Greyscale_20_Linear_20_B"/>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6" style:family="paragraph">
      <loext:graphic-properties draw:fill="gradient" draw:fill-color="#cfe7f5" draw:fill-gradient-name="Light_20_Purple_20_Square_20_BR"/>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 style:family="paragraph">
      <loext:graphic-properties draw:fill="gradient" draw:fill-color="#cfe7f5" draw:fill-gradient-name="Light_20_Orange_20_Axial_20_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8" style:family="paragraph">
      <loext:graphic-properties draw:fill="gradient" draw:fill-color="#cfe7f5" draw:fill-gradient-name="Light_20_Grey_20_Linear_20_B"/>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9"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0" style:family="paragraph">
      <style:paragraph-properties fo:margin-left="0cm" fo:margin-right="0cm" fo:margin-top="0cm" fo:margin-bottom="0cm" fo:line-height="100%" fo:text-align="center" fo:text-indent="0cm" style:writing-mode="lr-tb"/>
      <style:text-properties fo:font-variant="normal" fo:text-transform="none" fo:color="#ffffff"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21" style:family="paragraph">
      <loext:graphic-properties draw:fill="gradient" draw:fill-color="#cfe7f5" draw:fill-gradient-name="VRT_20_Light_20_Axial_20_V"/>
      <style:paragraph-properties fo:margin-left="0cm" fo:margin-right="0cm" fo:margin-top="0cm" fo:margin-bottom="0cm" fo:line-height="100%" fo:text-align="center" fo:text-indent="0cm" style:writing-mode="lr-tb"/>
      <style:text-properties fo:font-variant="normal" fo:text-transform="none" fo:color="#ffffff"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22" style:family="paragraph">
      <loext:graphic-properties draw:fill="gradient" draw:fill-color="#cfe7f5" draw:fill-gradient-name="VRT_20_Light_20_Axial_20_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3" style:family="paragraph">
      <loext:graphic-properties draw:fill="gradient" draw:fill-color="#cfe7f5" draw:fill-gradient-name="VRT_20_Light_20_Linear_20_T"/>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061cb9"/>
    </style:style>
    <style:style style:name="T2" style:family="text">
      <style:text-properties fo:font-style="italic" style:text-underline-style="solid" style:text-underline-width="auto" style:text-underline-color="font-color" officeooo:rsid="0002a4e3" style:font-style-asian="italic" style:font-style-complex="italic"/>
    </style:style>
    <style:style style:name="T3" style:family="text">
      <style:text-properties fo:font-style="italic" style:text-underline-style="solid" style:text-underline-width="auto" style:text-underline-color="font-color" officeooo:rsid="00061cb9" style:font-style-asian="italic" style:font-style-complex="italic"/>
    </style:style>
    <style:style style:name="T4" style:family="text">
      <style:text-properties fo:font-variant="normal" fo:text-transform="none" fo:color="#ffffff"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dash" draw:stroke-dash="Double_20_Dot"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 style:family="graphic">
      <style:graphic-properties draw:stroke="dash" draw:stroke-dash="Double_20_Dot" svg:stroke-width="0.101cm" svg:stroke-color="#50200c"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stroke-dash="Dashed_20__28_var_29__20_2" svg:stroke-width="0.049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5cm" fo:min-width="0.499cm" fo:padding-top="0.125cm" fo:padding-bottom="0.125cm" fo:padding-left="0.25cm" fo:padding-right="0.25cm" fo:wrap-option="wrap"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style:style style:name="gr7" style:family="graphic">
      <style:graphic-properties style:run-through="foreground"/>
    </style:style>
    <style:style style:name="gr8" style:family="graphic">
      <style:graphic-properties draw:stroke="solid" draw:stroke-dash="Dashed_20__28_var_29__20_2" svg:stroke-width="0.049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9cm" fo:padding-bottom="0.049cm" fo:padding-left="0.175cm" fo:padding-right="0.175cm"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style:style style:name="gr9" style:family="graphic">
      <style:graphic-properties draw:stroke="solid" draw:stroke-dash="Dashed_20__28_var_29__20_2" svg:stroke-width="0.049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9cm" fo:padding-bottom="0.049cm" fo:padding-left="0.175cm" fo:padding-right="0.175cm"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style:style style:name="gr10" style:family="graphic">
      <style:graphic-properties draw:stroke="solid" draw:stroke-dash="Dashed_20__28_var_29__20_2" svg:stroke-width="0.049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style:style style:name="gr11" style:family="graphic">
      <style:graphic-properties draw:stroke="solid" draw:stroke-dash="Dashed_20__28_var_29__20_2" svg:stroke-width="0.049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style:style style:name="gr12" style:family="graphic">
      <style:graphic-properties draw:stroke="solid" draw:stroke-dash="Dashed_20__28_var_29__20_2" svg:stroke-width="0.049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style:style style:name="gr13" style:family="graphic">
      <style:graphic-properties draw:stroke="solid" draw:stroke-dash="Dashed_20__28_var_29__20_2" svg:stroke-width="0.049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style:style style:name="gr14" style:family="graphic">
      <style:graphic-properties draw:stroke="solid" draw:stroke-dash="Dashed_20__28_var_29__20_2" svg:stroke-width="0.049cm" svg:stroke-color="#666666"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199cm" draw:shadow-offset-y="0.199cm" draw:shadow-color="#808080" draw:shadow-opacity="100%" text:animation="none" text:animation-direction="left" text:animation-start-inside="false" text:animation-stop-inside="false" text:animation-repeat="0" text:animation-delay="P0D" text:animation-steps="0cm" style:run-through="foreground"/>
    </style:style>
    <style:style style:name="gr15" style:family="graphic">
      <style:graphic-properties draw:stroke="dash" draw:stroke-dash="Long_20_Dot" svg:stroke-width="0.101cm" svg:stroke-color="#00a933"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solid" svg:stroke-width="0.049cm" svg:stroke-color="#ffffff" draw:marker-start="" draw:marker-start-width="0.275cm" draw:marker-start-center="false" draw:marker-end="" draw:marker-end-width="0.275cm" draw:marker-end-center="false" draw:fill="gradient" draw:fill-color="#cfe7f5" draw:fill-gradient-name="VRT_20_Light_20_Square_20_BR"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18" style:family="graphic">
      <style:graphic-properties draw:stroke="solid" svg:stroke-width="0.049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19" style:family="graphic">
      <style:graphic-properties draw:stroke="solid" svg:stroke-width="0.049cm" svg:stroke-color="#ffffff" draw:marker-start="" draw:marker-start-width="0.275cm" draw:marker-start-center="false" draw:marker-end="" draw:marker-end-width="0.275cm" draw:marker-end-center="false" draw:fill="solid" draw:fill-color="#f9b460"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20" style:family="graphic">
      <style:graphic-properties draw:stroke="solid" svg:stroke-width="0.049cm" svg:stroke-color="#ffffff" draw:marker-start="" draw:marker-start-width="0.275cm" draw:marker-start-center="false" draw:marker-end="" draw:marker-end-width="0.275cm" draw:marker-end-center="false" draw:fill="gradient" draw:fill-color="#cfe7f5" draw:fill-gradient-name="Light_20_Orange_20_Square_20_BR"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21" style:family="graphic">
      <style:graphic-properties draw:stroke="solid" svg:stroke-width="0.049cm" svg:stroke-color="#666666" draw:marker-start="" draw:marker-start-width="0.275cm" draw:marker-start-center="false" draw:marker-end="" draw:marker-end-width="0.275cm" draw:marker-end-center="false" draw:fill="gradient" draw:fill-color="#cfe7f5" draw:fill-gradient-name="Greyscale_20_Linear_20_B"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22" style:family="graphic">
      <style:graphic-properties draw:stroke="solid" svg:stroke-width="0.049cm" svg:stroke-color="#ffffff" draw:marker-start="" draw:marker-start-width="0.275cm" draw:marker-start-center="false" draw:marker-end="" draw:marker-end-width="0.275cm" draw:marker-end-center="false" draw:fill="gradient" draw:fill-color="#cfe7f5" draw:fill-gradient-name="Light_20_Purple_20_Square_20_BR"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23" style:family="graphic">
      <style:graphic-properties draw:stroke="solid" svg:stroke-width="0.049cm" svg:stroke-color="#ffffff" draw:marker-start="" draw:marker-start-width="0.275cm" draw:marker-start-center="false" draw:marker-end="" draw:marker-end-width="0.275cm" draw:marker-end-center="false" draw:fill="gradient" draw:fill-color="#cfe7f5" draw:fill-gradient-name="Light_20_Orange_20_Axial_20_H"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24" style:family="graphic">
      <style:graphic-properties draw:stroke="solid" svg:stroke-width="0.049cm" svg:stroke-color="#b2b2b2" draw:marker-start="" draw:marker-start-width="0.275cm" draw:marker-start-center="false" draw:marker-end="" draw:marker-end-width="0.275cm" draw:marker-end-center="false" draw:fill="gradient" draw:fill-color="#cfe7f5" draw:fill-gradient-name="Light_20_Grey_20_Linear_20_B"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25" style:family="graphic">
      <style:graphic-properties draw:stroke="solid" svg:stroke-width="0.049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26" style:family="graphic">
      <style:graphic-properties draw:stroke="solid" svg:stroke-width="0.049cm" svg:stroke-color="#000000" draw:marker-start="" draw:marker-start-width="0.275cm" draw:marker-start-center="false" draw:marker-end="" draw:marker-end-width="0.275cm" draw:marker-end-center="false" draw:fill="gradient" draw:fill-color="#cfe7f5" draw:fill-gradient-name="VRT_20_Light_20_Axial_20_V" draw:textarea-horizontal-align="justify" draw:textarea-vertical-align="middle" draw:auto-grow-height="false" fo:min-height="1.004cm" fo:min-width="0.561cm" fo:padding-top="0.101cm" fo:padding-bottom="0.101cm" fo:padding-left="0.226cm" fo:padding-right="0.226cm" fo:wrap-option="no-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solid" draw:stroke-dash="Long_20_Dot" svg:stroke-width="0.049cm" svg:stroke-color="#000000" draw:marker-start="" draw:marker-start-width="0.275cm" draw:marker-start-center="false" draw:marker-end="" draw:marker-end-width="0.275cm" draw:marker-end-center="false" draw:fill="gradient" draw:fill-color="#cfe7f5" draw:fill-gradient-name="VRT_20_Light_20_Axial_20_V" draw:textarea-horizontal-align="justify" draw:textarea-vertical-align="middle" draw:auto-grow-height="false" fo:min-height="1.628cm" fo:min-width="3.351cm" fo:padding-top="0.101cm" fo:padding-bottom="0.101cm" fo:padding-left="0.226cm" fo:padding-right="0.226cm" fo:wrap-option="no-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solid" svg:stroke-width="0.049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31" style:family="graphic">
      <style:graphic-properties draw:stroke="solid" svg:stroke-width="0.049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g text:anchor-type="paragraph" draw:z-index="0" draw:name="Shape1" draw:style-name="gr5"><draw:path draw:style-name="gr6" draw:text-style-name="P4" svg:width="0.837cm" svg:height="0.719cm" svg:x="9.209cm" svg:y="4.057cm" svg:viewBox="0 0 838 720" svg:d="M0 720c365 0 838-206 838-411 0-206-14-309-279-309 0 220-559 425-559 720z"><text:p/></draw:path><draw:path draw:style-name="gr30" draw:text-style-name="P22" svg:width="2.048cm" svg:height="1.234cm" svg:x="7.719cm" svg:y="3.593cm" svg:viewBox="0 0 2049 1235" svg:d="M2049 0c0 0 0 824-1 617 2 361-441 618-1022 618s-1025-257-1026-618c1 1 0-257 0-617 0 360 466 617 1025 617s1024-257 1024-617z"><text:p/></draw:path><draw:path draw:style-name="gr31" draw:text-style-name="P23" svg:width="2.047cm" svg:height="1.233cm" svg:x="7.718cm" svg:y="2.975cm" svg:viewBox="0 0 2048 1234" svg:d="M1024 0c581 0 1024 267 1024 616 0 350-443 618-1024 618s-1024-268-1024-618c0-349 443-616 1024-616z"><text:p/></draw:path><draw:polygon draw:style-name="gr18" draw:text-style-name="P12" svg:width="0.558cm" svg:height="0.308cm" svg:x="8.837cm" svg:y="3.646cm" svg:viewBox="0 0 559 309" draw:points="280,0 187,51 559,257 466,309 93,103 0,154 0,0"><text:p/></draw:polygon><draw:polygon draw:style-name="gr18" draw:text-style-name="P12" svg:width="0.558cm" svg:height="0.308cm" svg:x="8.091cm" svg:y="3.235cm" svg:viewBox="0 0 559 309" draw:points="466,206 559,154 559,309 279,309 372,257 0,51 93,0"><text:p/></draw:polygon><draw:polygon draw:style-name="gr18" draw:text-style-name="P12" svg:width="0.558cm" svg:height="0.308cm" svg:x="8.091cm" svg:y="3.646cm" svg:viewBox="0 0 559 309" draw:points="93,206 466,0 559,51 186,257 279,309 0,309 0,154"><text:p/></draw:polygon><draw:polygon draw:style-name="gr18" draw:text-style-name="P12" svg:width="0.558cm" svg:height="0.308cm" svg:x="8.837cm" svg:y="3.235cm" svg:viewBox="0 0 559 309" draw:points="372,51 279,0 559,0 559,154 466,103 93,309 0,257"><text:p/></draw:polygon><draw:path draw:style-name="gr25" draw:text-style-name="P19" svg:width="2.049cm" svg:height="1.851cm" svg:x="7.718cm" svg:y="2.975cm" svg:viewBox="0 0 2050 1852" svg:d="M1024 0c581 0 1026 267 1026 617l-1 617c0 360-465 618-1024 618s-1025-258-1025-618c0 0 1-617 0-618 0-349 443-616 1024-616z"><text:p/></draw:path></draw:g><draw:g text:anchor-type="paragraph" draw:z-index="1" draw:name="Shape2" draw:style-name="gr5"><draw:path draw:style-name="gr6" draw:text-style-name="P4" svg:width="0.818cm" svg:height="0.716cm" svg:x="14.144cm" svg:y="4.114cm" svg:viewBox="0 0 819 717" svg:d="M0 717c357 0 819-205 819-410s-13-307-273-307c0 219-546 423-546 717z"><text:p/></draw:path><draw:path draw:style-name="gr30" draw:text-style-name="P22" svg:width="2.002cm" svg:height="1.228cm" svg:x="12.688cm" svg:y="3.653cm" svg:viewBox="0 0 2003 1229" svg:d="M2003 0c0 0 0 820-1 614 1 359-432 615-1000 615-567 0-1001-256-1002-615 1 1 0-256 0-614 0 358 455 614 1002 614 546 0 1001-256 1001-614z"><text:p/></draw:path><draw:path draw:style-name="gr31" draw:text-style-name="P23" svg:width="2.001cm" svg:height="1.227cm" svg:x="12.687cm" svg:y="3.039cm" svg:viewBox="0 0 2002 1228" svg:d="M1001 0c568 0 1001 265 1001 614 0 348-433 614-1001 614s-1001-266-1001-614c0-349 433-614 1001-614z"><text:p/></draw:path><draw:polygon draw:style-name="gr18" draw:text-style-name="P12" svg:width="0.546cm" svg:height="0.306cm" svg:x="13.78cm" svg:y="3.704cm" svg:viewBox="0 0 547 307" draw:points="273,0 182,51 547,256 455,307 91,102 0,154 0,0"><text:p/></draw:polygon><draw:polygon draw:style-name="gr18" draw:text-style-name="P12" svg:width="0.545cm" svg:height="0.306cm" svg:x="13.051cm" svg:y="3.295cm" svg:viewBox="0 0 546 307" draw:points="455,205 546,154 546,307 273,307 363,256 0,51 91,0"><text:p/></draw:polygon><draw:polygon draw:style-name="gr18" draw:text-style-name="P12" svg:width="0.546cm" svg:height="0.306cm" svg:x="13.051cm" svg:y="3.704cm" svg:viewBox="0 0 547 307" draw:points="91,205 456,0 547,51 182,256 273,307 0,307 0,154"><text:p/></draw:polygon><draw:polygon draw:style-name="gr18" draw:text-style-name="P12" svg:width="0.545cm" svg:height="0.306cm" svg:x="13.78cm" svg:y="3.295cm" svg:viewBox="0 0 546 307" draw:points="363,51 273,0 546,0 546,154 455,102 91,307 0,256"><text:p/></draw:polygon><draw:path draw:style-name="gr25" draw:text-style-name="P19" svg:width="2.002cm" svg:height="1.842cm" svg:x="12.687cm" svg:y="3.039cm" svg:viewBox="0 0 2003 1843" svg:d="M1001 0c568 0 1002 266 1002 614v615c0 358-455 614-1001 614s-1002-256-1002-614c0 0 1-615 0-615 0-349 433-614 1001-614z"><text:p/></draw:path></draw:g><draw:g text:anchor-type="paragraph" draw:z-index="2" draw:name="Shape3" draw:style-name="gr5"><draw:path draw:style-name="gr6" draw:text-style-name="P4" svg:width="0.833cm" svg:height="0.698cm" svg:x="9.211cm" svg:y="9.106cm" svg:viewBox="0 0 834 699" svg:d="M0 699c363 0 834-200 834-400 0-199-14-299-278-299 0 214-556 413-556 699z"><text:p/></draw:path><draw:path draw:style-name="gr30" draw:text-style-name="P22" svg:width="2.037cm" svg:height="1.198cm" svg:x="7.729cm" svg:y="8.654cm" svg:viewBox="0 0 2038 1199" svg:d="M2038 0c0 0 0 799 0 599 1 350-440 600-1018 600-577 0-1019-250-1020-600 1 1 0-250 0-599 0 349 463 599 1020 599 556 0 1018-250 1018-599z"><text:p/></draw:path><draw:path draw:style-name="gr31" draw:text-style-name="P23" svg:width="2.037cm" svg:height="1.196cm" svg:x="7.729cm" svg:y="8.055cm" svg:viewBox="0 0 2038 1197" svg:d="M1019 0c578 0 1019 259 1019 598 0 340-441 599-1019 599s-1019-259-1019-599c0-339 441-598 1019-598z"><text:p/></draw:path><draw:polygon draw:style-name="gr18" draw:text-style-name="P12" svg:width="0.555cm" svg:height="0.298cm" svg:x="8.838cm" svg:y="8.704cm" svg:viewBox="0 0 556 299" draw:points="278,0 186,50 556,250 463,299 92,100 0,150 0,0"><text:p/></draw:polygon><draw:polygon draw:style-name="gr18" draw:text-style-name="P12" svg:width="0.555cm" svg:height="0.298cm" svg:x="8.098cm" svg:y="8.306cm" svg:viewBox="0 0 556 299" draw:points="463,200 556,150 556,299 277,299 370,250 0,50 92,0"><text:p/></draw:polygon><draw:polygon draw:style-name="gr18" draw:text-style-name="P12" svg:width="0.555cm" svg:height="0.298cm" svg:x="8.098cm" svg:y="8.704cm" svg:viewBox="0 0 556 299" draw:points="92,200 464,0 556,50 185,250 277,299 0,299 0,150"><text:p/></draw:polygon><draw:polygon draw:style-name="gr18" draw:text-style-name="P12" svg:width="0.555cm" svg:height="0.298cm" svg:x="8.838cm" svg:y="8.306cm" svg:viewBox="0 0 556 299" draw:points="370,50 277,0 556,0 556,150 463,100 92,299 0,250"><text:p/></draw:polygon><draw:path draw:style-name="gr25" draw:text-style-name="P19" svg:width="2.038cm" svg:height="1.796cm" svg:x="7.729cm" svg:y="8.055cm" svg:viewBox="0 0 2039 1797" svg:d="M1019 0c578 0 1020 260 1020 599l-1 599c0 349-463 599-1018 599-556 0-1020-250-1020-599 0 0 1-599 0-600 0-339 441-598 1019-598z"><text:p/></draw:path></draw:g><draw:g text:anchor-type="paragraph" draw:z-index="3" draw:name="Shape3_0" draw:style-name="gr5"><draw:path draw:style-name="gr6" draw:text-style-name="P4" svg:width="0.833cm" svg:height="0.698cm" svg:x="13.986cm" svg:y="9.002cm" svg:viewBox="0 0 834 699" svg:d="M0 699c363 0 834-200 834-400 0-199-14-299-278-299 0 214-556 413-556 699z"><text:p/></draw:path><draw:path draw:style-name="gr30" draw:text-style-name="P22" svg:width="2.037cm" svg:height="1.198cm" svg:x="12.506cm" svg:y="8.55cm" svg:viewBox="0 0 2038 1199" svg:d="M2038 0c0 0 0 799 0 599 1 350-440 600-1018 600-577 0-1019-250-1020-600 1 1 0-250 0-599 0 349 463 599 1020 599 556 0 1018-250 1018-599z"><text:p/></draw:path><draw:path draw:style-name="gr31" draw:text-style-name="P23" svg:width="2.037cm" svg:height="1.196cm" svg:x="12.505cm" svg:y="7.951cm" svg:viewBox="0 0 2038 1197" svg:d="M1019 0c578 0 1019 259 1019 598 0 340-441 599-1019 599s-1019-259-1019-599c0-339 441-598 1019-598z"><text:p/></draw:path><draw:polygon draw:style-name="gr18" draw:text-style-name="P12" svg:width="0.555cm" svg:height="0.298cm" svg:x="13.617cm" svg:y="8.6cm" svg:viewBox="0 0 556 299" draw:points="278,0 186,50 556,250 463,299 92,100 0,150 0,0"><text:p/></draw:polygon><draw:polygon draw:style-name="gr18" draw:text-style-name="P12" svg:width="0.555cm" svg:height="0.298cm" svg:x="12.876cm" svg:y="8.202cm" svg:viewBox="0 0 556 299" draw:points="463,200 556,150 556,299 277,299 370,250 0,50 92,0"><text:p/></draw:polygon><draw:polygon draw:style-name="gr18" draw:text-style-name="P12" svg:width="0.555cm" svg:height="0.298cm" svg:x="12.876cm" svg:y="8.6cm" svg:viewBox="0 0 556 299" draw:points="92,200 464,0 556,50 185,250 277,299 0,299 0,150"><text:p/></draw:polygon><draw:polygon draw:style-name="gr18" draw:text-style-name="P12" svg:width="0.555cm" svg:height="0.298cm" svg:x="13.617cm" svg:y="8.202cm" svg:viewBox="0 0 556 299" draw:points="370,50 277,0 556,0 556,150 463,100 92,299 0,250"><text:p/></draw:polygon><draw:path draw:style-name="gr25" draw:text-style-name="P19" svg:width="2.038cm" svg:height="1.796cm" svg:x="12.505cm" svg:y="7.951cm" svg:viewBox="0 0 2039 1797" svg:d="M1019 0c578 0 1020 260 1020 599l-1 599c0 349-463 599-1018 599-556 0-1020-250-1020-599 0 0 1-599 0-600 0-339 441-598 1019-598z"><text:p/></draw:path></draw:g><draw:g text:anchor-type="paragraph" draw:z-index="4" draw:name="Shape3_1" draw:style-name="gr5"><draw:path draw:style-name="gr6" draw:text-style-name="P4" svg:width="0.833cm" svg:height="0.698cm" svg:x="6.832cm" svg:y="13.298cm" svg:viewBox="0 0 834 699" svg:d="M0 699c363 0 834-200 834-400 0-199-14-299-278-299 0 214-556 413-556 699z"><text:p/></draw:path><draw:path draw:style-name="gr30" draw:text-style-name="P22" svg:width="2.037cm" svg:height="1.198cm" svg:x="5.35cm" svg:y="12.849cm" svg:viewBox="0 0 2038 1199" svg:d="M2038 0c0 0 0 799 0 599 1 350-440 600-1018 600-577 0-1019-250-1020-600 1 1 0-250 0-599 0 349 463 599 1020 599 556 0 1018-250 1018-599z"><text:p/></draw:path><draw:path draw:style-name="gr31" draw:text-style-name="P23" svg:width="2.037cm" svg:height="1.196cm" svg:x="5.349cm" svg:y="12.25cm" svg:viewBox="0 0 2038 1197" svg:d="M1019 0c578 0 1019 259 1019 598 0 340-441 599-1019 599s-1019-259-1019-599c0-339 441-598 1019-598z"><text:p/></draw:path><draw:polygon draw:style-name="gr18" draw:text-style-name="P12" svg:width="0.555cm" svg:height="0.298cm" svg:x="6.461cm" svg:y="12.899cm" svg:viewBox="0 0 556 299" draw:points="278,0 186,50 556,250 463,299 92,100 0,150 0,0"><text:p/></draw:polygon><draw:polygon draw:style-name="gr18" draw:text-style-name="P12" svg:width="0.555cm" svg:height="0.298cm" svg:x="5.72cm" svg:y="12.499cm" svg:viewBox="0 0 556 299" draw:points="463,200 556,150 556,299 277,299 370,250 0,50 92,0"><text:p/></draw:polygon><draw:polygon draw:style-name="gr18" draw:text-style-name="P12" svg:width="0.555cm" svg:height="0.298cm" svg:x="5.72cm" svg:y="12.899cm" svg:viewBox="0 0 556 299" draw:points="92,200 464,0 556,50 185,250 277,299 0,299 0,150"><text:p/></draw:polygon><draw:polygon draw:style-name="gr18" draw:text-style-name="P12" svg:width="0.555cm" svg:height="0.298cm" svg:x="6.461cm" svg:y="12.499cm" svg:viewBox="0 0 556 299" draw:points="370,50 277,0 556,0 556,150 463,100 92,299 0,250"><text:p/></draw:polygon><draw:path draw:style-name="gr25" draw:text-style-name="P19" svg:width="2.038cm" svg:height="1.796cm" svg:x="5.349cm" svg:y="12.25cm" svg:viewBox="0 0 2039 1797" svg:d="M1019 0c578 0 1020 260 1020 599l-1 599c0 349-463 599-1018 599-556 0-1020-250-1020-599 0 0 1-599 0-600 0-339 441-598 1019-598z"><text:p/></draw:path></draw:g><draw:line text:anchor-type="paragraph" draw:z-index="6" draw:name="Shape5" draw:style-name="gr16" draw:text-style-name="P2" svg:x1="8.696cm" svg:y1="4.826cm" svg:x2="8.655cm" svg:y2="8.304cm"><text:p/></draw:line><draw:line text:anchor-type="paragraph" draw:z-index="7" draw:name="Shape6" draw:style-name="gr16" draw:text-style-name="P2" svg:x1="6.05cm" svg:y1="12.25cm" svg:x2="8.669cm" svg:y2="9.458cm"><text:p/></draw:line><draw:line text:anchor-type="paragraph" draw:z-index="8" draw:name="Shape7" draw:style-name="gr16" draw:text-style-name="P2" svg:x1="9.396cm" svg:y1="3.953cm" svg:x2="13.051cm" svg:y2="4.011cm"><text:p/></draw:line><draw:frame text:anchor-type="paragraph" draw:z-index="9" draw:name="Shape8" draw:style-name="gr29" draw:text-style-name="P3" svg:width="1.8cm" svg:height="0.489cm" svg:x="8.299cm" svg:y="2.487cm"><draw:text-box><text:p>P1</text:p></draw:text-box></draw:frame><draw:frame text:anchor-type="paragraph" draw:z-index="10" draw:name="Shape9" draw:style-name="gr29" draw:text-style-name="P3" svg:width="1.297cm" svg:height="0.489cm" svg:x="13.247cm" svg:y="2.367cm"><draw:text-box><text:p>P2</text:p></draw:text-box></draw:frame><draw:frame text:anchor-type="paragraph" draw:z-index="11" draw:name="Shape8_0" draw:style-name="gr29" draw:text-style-name="P3" svg:width="1.8cm" svg:height="0.489cm" svg:x="7.479cm" svg:y="7.567cm"><draw:text-box><text:p>PE1</text:p></draw:text-box></draw:frame><draw:frame text:anchor-type="paragraph" draw:z-index="12" draw:name="Shape8_1" draw:style-name="gr29" draw:text-style-name="P3" svg:width="1.8cm" svg:height="0.489cm" svg:x="13.591cm" svg:y="7.463cm"><draw:text-box><text:p>PE2</text:p></draw:text-box></draw:frame><draw:frame text:anchor-type="paragraph" draw:z-index="13" draw:name="Shape8_2" draw:style-name="gr28" draw:text-style-name="P3" svg:width="3.229cm" svg:height="0.976cm" svg:x="7.387cm" svg:y="12.737cm"><draw:text-box><text:p>VPN00007</text:p></draw:text-box></draw:frame><draw:g text:anchor-type="paragraph" draw:z-index="15" draw:name="Shape11" draw:style-name="gr5"><draw:glue-point draw:id="4" svg:x="0.256cm" svg:y="-5.041cm"/><draw:glue-point draw:id="5" svg:x="2.008cm" svg:y="-4.173cm"/><draw:glue-point draw:id="6" svg:x="3.76cm" svg:y="-3.347cm"/><draw:glue-point draw:id="7" svg:x="3.76cm" svg:y="-0.454cm"/><draw:glue-point draw:id="8" svg:x="3.76cm" svg:y="2.52cm"/><draw:glue-point draw:id="9" svg:x="1.482cm" svg:y="3.512cm"/><draw:glue-point draw:id="10" svg:x="-1.495cm" svg:y="4.917cm"/><draw:glue-point draw:id="11" svg:x="-3.247cm" svg:y="4.09cm"/><draw:glue-point draw:id="12" svg:x="-5cm" svg:y="3.264cm"/><draw:glue-point draw:id="13" svg:x="-5cm" svg:y="-2.52cm"/><draw:glue-point draw:id="14" svg:x="-2.371cm" svg:y="-3.76cm"/><draw:path draw:style-name="gr6" draw:text-style-name="P4" svg:width="0.91cm" svg:height="0.9cm" svg:x="18.394cm" svg:y="10.651cm" svg:viewBox="0 0 911 901" svg:d="M1 901c245 0 884-203 908-496 25-292-203-405-270-405 0 68-663 405-638 901z"><text:p/></draw:path><draw:g draw:style-name="gr7"><draw:polygon draw:style-name="gr8" draw:text-style-name="P5" svg:width="0.49cm" svg:height="2.048cm" svg:x="17.905cm" svg:y="9.525cm" svg:viewBox="0 0 491 2049" draw:points="0,1599 0,0 491,450 491,2049"><text:p/></draw:polygon><draw:polygon draw:style-name="gr9" draw:text-style-name="P6" svg:width="0.736cm" svg:height="2.251cm" svg:x="18.394cm" svg:y="9.3cm" svg:viewBox="0 0 737 2252" draw:points="0,2252 0,676 737,0 737,1577"><text:p/></draw:polygon><draw:polygon draw:style-name="gr10" draw:text-style-name="P7" svg:width="1.228cm" svg:height="1.125cm" svg:x="17.905cm" svg:y="8.85cm" svg:viewBox="0 0 1229 1126" draw:points="491,1126 0,676 737,0 1229,450"><text:p/></draw:polygon><draw:polygon draw:style-name="gr11" draw:text-style-name="P8" svg:width="1.228cm" svg:height="2.702cm" svg:x="17.905cm" svg:y="8.85cm" svg:viewBox="0 0 1229 2703" draw:points="0,2252 0,676 737,0 1229,450 1229,2027 491,2703"><text:p/></draw:polygon><draw:line draw:style-name="gr12" draw:text-style-name="P9" svg:x1="18.346cm" svg:y1="11.125cm" svg:x2="17.953cm" svg:y2="10.764cm"><text:p/></draw:line><draw:line draw:style-name="gr12" draw:text-style-name="P9" svg:x1="18.346cm" svg:y1="11.305cm" svg:x2="17.953cm" svg:y2="10.944cm"><text:p/></draw:line><draw:line draw:style-name="gr12" draw:text-style-name="P9" svg:x1="18.346cm" svg:y1="11.215cm" svg:x2="17.953cm" svg:y2="10.854cm"><text:p/></draw:line><draw:line draw:style-name="gr13" draw:text-style-name="P9" svg:x1="18.349cm" svg:y1="10.214cm" svg:x2="17.956cm" svg:y2="9.853cm"><text:p/></draw:line><draw:line draw:style-name="gr13" draw:text-style-name="P9" svg:x1="17.953cm" svg:y1="9.772cm" svg:x2="17.953cm" svg:y2="9.862cm"><text:p/></draw:line><draw:line draw:style-name="gr12" draw:text-style-name="P9" svg:x1="18.347cm" svg:y1="10.131cm" svg:x2="18.347cm" svg:y2="10.221cm"><text:p/></draw:line><draw:line draw:style-name="gr12" draw:text-style-name="P9" svg:x1="18.346cm" svg:y1="10.133cm" svg:x2="17.953cm" svg:y2="9.772cm"><text:p/></draw:line><draw:polygon draw:style-name="gr14" draw:text-style-name="P10" svg:width="0.048cm" svg:height="0.134cm" svg:x="18.102cm" svg:y="10.539cm" svg:viewBox="0 0 49 135" draw:points="0,90 0,0 49,45 49,135"><text:p/></draw:polygon></draw:g></draw:g><draw:line text:anchor-type="paragraph" draw:z-index="16" draw:name="Shape12" draw:style-name="gr15" draw:text-style-name="P2" svg:x1="8.908cm" svg:y1="9.003cm" svg:x2="18.248cm" svg:y2="9.525cm"><text:p/></draw:line><draw:custom-shape text:anchor-type="paragraph" draw:z-index="17" draw:name="Shape13" draw:style-name="gr26" draw:text-style-name="P21" svg:width="1.549cm" svg:height="1.858cm" svg:x="7.491cm" svg:y="9.003cm"><draw:glue-point draw:id="4" svg:x="0.5cm" svg:y="5cm"/><draw:glue-point draw:id="5" svg:x="1cm" svg:y="4.666cm"/><draw:glue-point draw:id="6" svg:x="1.5cm" svg:y="4.333cm"/><draw:glue-point draw:id="7" svg:x="1.75cm" svg:y="3.666cm"/><draw:glue-point draw:id="8" svg:x="2.25cm" svg:y="3.666cm"/><draw:glue-point draw:id="9" svg:x="2.75cm" svg:y="3.666cm"/><draw:glue-point draw:id="10" svg:x="3.25cm" svg:y="3.333cm"/><draw:glue-point draw:id="11" svg:x="3.5cm" svg:y="3cm"/><draw:glue-point draw:id="12" svg:x="3.75cm" svg:y="2cm"/><draw:glue-point draw:id="13" svg:x="4.25cm" svg:y="1.666cm"/><draw:glue-point draw:id="14" svg:x="4.75cm" svg:y="1cm"/><draw:glue-point draw:id="15" svg:x="5cm" svg:y="-1cm"/><draw:glue-point draw:id="16" svg:x="4.75cm" svg:y="-1.666cm"/><draw:glue-point draw:id="17" svg:x="4.75cm" svg:y="-2.666cm"/><draw:glue-point draw:id="18" svg:x="4.5cm" svg:y="-3.333cm"/><draw:glue-point draw:id="19" svg:x="4cm" svg:y="-3.666cm"/><draw:glue-point draw:id="20" svg:x="3.5cm" svg:y="-4.666cm"/><draw:glue-point draw:id="21" svg:x="3cm" svg:y="-5cm"/><draw:glue-point draw:id="22" svg:x="2.5cm" svg:y="-5cm"/><draw:glue-point draw:id="23" svg:x="1.75cm" svg:y="-4.666cm"/><draw:glue-point draw:id="24" svg:x="1.5cm" svg:y="-5cm"/><draw:glue-point draw:id="25" svg:x="1cm" svg:y="-5cm"/><draw:glue-point draw:id="26" svg:x="0.5cm" svg:y="-4.666cm"/><draw:glue-point draw:id="27" svg:x="0.25cm" svg:y="-4.333cm"/><draw:glue-point draw:id="28" svg:x="-0.25cm" svg:y="-4.666cm"/><draw:glue-point draw:id="29" svg:x="-0.75cm" svg:y="-4.666cm"/><draw:glue-point draw:id="30" svg:x="-1.5cm" svg:y="-4.333cm"/><draw:glue-point draw:id="31" svg:x="-2cm" svg:y="-4cm"/><draw:glue-point draw:id="32" svg:x="-2.5cm" svg:y="-4.333cm"/><draw:glue-point draw:id="33" svg:x="-3cm" svg:y="-4cm"/><draw:glue-point draw:id="34" svg:x="-3.5cm" svg:y="-3.666cm"/><draw:glue-point draw:id="35" svg:x="-4cm" svg:y="-3cm"/><draw:glue-point draw:id="36" svg:x="-4.25cm" svg:y="-2cm"/><draw:glue-point draw:id="37" svg:x="-4.5cm" svg:y="-1.666cm"/><draw:glue-point draw:id="38" svg:x="-4.75cm" svg:y="-1.333cm"/><draw:glue-point draw:id="39" svg:x="-5cm" svg:y="-0.666cm"/><draw:glue-point draw:id="40" svg:x="-4.75cm" svg:y="0.666cm"/><draw:glue-point draw:id="41" svg:x="-4.75cm" svg:y="1.666cm"/><draw:glue-point draw:id="42" svg:x="-4.5cm" svg:y="2.666cm"/><draw:glue-point draw:id="43" svg:x="-4cm" svg:y="3cm"/><draw:glue-point draw:id="44" svg:x="-3.5cm" svg:y="3.333cm"/><draw:glue-point draw:id="45" svg:x="-3.25cm" svg:y="4cm"/><draw:glue-point draw:id="46" svg:x="-2.75cm" svg:y="4.333cm"/><draw:glue-point draw:id="47" svg:x="-2cm" svg:y="4.333cm"/><draw:glue-point draw:id="48" svg:x="-1.5cm" svg:y="4.333cm"/><draw:glue-point draw:id="49" svg:x="-1cm" svg:y="4.333cm"/><draw:glue-point draw:id="50" svg:x="-0.5cm" svg:y="5cm"/><text:p text:style-name="P20"><text:span text:style-name="T4">VRF:</text:span></text:p><text:p text:style-name="P20"><text:span text:style-name="T4">VPN00007</text:span></text:p><text:p text:style-name="P20"><text:span text:style-name="T4"/></text:p><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g text:anchor-type="paragraph" draw:z-index="19" draw:name="Shape15" draw:style-name="gr5"><draw:path draw:style-name="gr17" draw:text-style-name="P11" svg:width="1.243cm" svg:height="0.936cm" svg:x="18.169cm" svg:y="14.683cm" svg:viewBox="0 0 1244 937" svg:d="M614 0c540 0 630 349 630 662-180 208-901 416-1242 148-19-304 71-810 612-810z"><text:p/></draw:path><draw:path draw:style-name="gr18" draw:text-style-name="P12" svg:width="0.269cm" svg:height="0.676cm" svg:x="18.783cm" svg:y="14.84cm" svg:viewBox="0 0 270 677" svg:d="M0 52c60-35 210-17 270-52 0 208 0 677 0 677 0-236-210-452-270-625z"><text:p/></draw:path><draw:path draw:style-name="gr19" draw:text-style-name="P13" svg:width="0.408cm" svg:height="0.563cm" svg:x="18.668cm" svg:y="14.372cm" svg:viewBox="0 0 409 564" svg:d="M180 0c153 0 202 190 202 294s93 227-65 260-317-6-317-242 27-312 180-312z"><text:p/></draw:path><draw:path draw:style-name="gr20" draw:text-style-name="P14" svg:width="0.63cm" svg:height="0.832cm" svg:x="18.693cm" svg:y="13.903cm" svg:viewBox="0 0 631 833" svg:d="M360 0c153 0 271 0 271 364s-118 469-271 469-360-233-360-469 207-364 360-364z"><text:p/></draw:path><draw:path draw:style-name="gr21" draw:text-style-name="P15" svg:width="0.763cm" svg:height="0.787cm" svg:x="18.543cm" svg:y="13.694cm" svg:viewBox="0 0 764 788" svg:d="M330 0c180 0 450 0 433 208-91 95-385 25-433 104-144 239 90 625-271 417-180-469 91-729 271-729z"><text:p/></draw:path><draw:path draw:style-name="gr22" draw:text-style-name="P16" svg:width="1.063cm" svg:height="0.761cm" svg:x="19.325cm" svg:y="14.892cm" svg:viewBox="0 0 1064 762" svg:d="M541 0c540 0 523 349 523 662-180 208-884 67-1064-193 90-209 0-469 541-469z"><text:p/></draw:path><draw:path draw:style-name="gr18" draw:text-style-name="P12" svg:width="0.269cm" svg:height="0.52cm" svg:x="19.594cm" svg:y="15.048cm" svg:viewBox="0 0 270 521" svg:d="M0 0c90 52 210 35 270 0-180 156-270 521-270 521 0-236 0-313 0-521z"><text:p/></draw:path><draw:path draw:style-name="gr19" draw:text-style-name="P13" svg:width="0.372cm" svg:height="0.43cm" svg:x="19.594cm" svg:y="14.633cm" svg:viewBox="0 0 373 431" svg:d="M270 0c153 0 90 156 90 260 0 105-180 209-270 157s-90-52-90-209c0-156 117-208 270-208z"><text:p/></draw:path><draw:path draw:style-name="gr23" draw:text-style-name="P17" svg:width="0.54cm" svg:height="0.676cm" svg:x="19.415cm" svg:y="14.215cm" svg:viewBox="0 0 541 677" svg:d="M270 0c153 0 271 52 271 260 0 209-118 417-271 417s-270-181-270-417 117-260 270-260z"><text:p/></draw:path><draw:path draw:style-name="gr24" draw:text-style-name="P18" svg:width="0.751cm" svg:height="0.952cm" svg:x="19.415cm" svg:y="13.954cm" svg:viewBox="0 0 752 953" svg:d="M482 0c-180 0-498 52-481 260 91 95 402 25 450 105 143 238-31 676 180 572 270-520 31-937-149-937z"><text:p/></draw:path><draw:path draw:style-name="gr25" draw:text-style-name="P19" svg:width="2.202cm" svg:height="1.932cm" svg:x="18.184cm" svg:y="13.694cm" svg:viewBox="0 0 2203 1933" svg:d="M689 0c180 0 467 0 450 208-6 20-60 35-90 52 180 365 0 781-180 781 180 53 298 176 337 381 36-122 122-185 203-172l-2-76c-188-107-244-480-88-601 0 0-114-21-90-52-27-253 513-302 567-237 158 71 296 587 48 945 374-20 358 496 359 631-410 164-867 24-1037-156-266 221-929 291-1163 108-30-394 141-779 476-809-2-85 15-151 15-238-30-17-54-14-76-36-180-469 91-729 271-729z"><text:p/></draw:path></draw:g><draw:line text:anchor-type="paragraph" draw:z-index="20" draw:name="Shape16" draw:style-name="gr16" draw:text-style-name="P2" svg:x1="18.221cm" svg:y1="11.125cm" svg:x2="19.308cm" svg:y2="13.903cm"><text:p/></draw:line></text:p>
      <text:p text:style-name="P1"><draw:line text:anchor-type="paragraph" draw:z-index="21" draw:name="Shape12_0" draw:style-name="gr15" draw:text-style-name="P2" svg:x1="8.908cm" svg:y1="9.003cm" svg:x2="18.248cm" svg:y2="9.525cm"><text:p/></draw:line><draw:custom-shape text:anchor-type="paragraph" draw:z-index="14" draw:name="Shape10" draw:style-name="gr27" draw:text-style-name="P21" svg:width="5.82cm" svg:height="2.819cm" svg:x="17.905cm" svg:y="9.264cm"><draw:glue-point draw:id="4" svg:x="0.5cm" svg:y="5cm"/><draw:glue-point draw:id="5" svg:x="1cm" svg:y="4.666cm"/><draw:glue-point draw:id="6" svg:x="1.5cm" svg:y="4.333cm"/><draw:glue-point draw:id="7" svg:x="1.75cm" svg:y="3.666cm"/><draw:glue-point draw:id="8" svg:x="2.25cm" svg:y="3.666cm"/><draw:glue-point draw:id="9" svg:x="2.75cm" svg:y="3.666cm"/><draw:glue-point draw:id="10" svg:x="3.25cm" svg:y="3.333cm"/><draw:glue-point draw:id="11" svg:x="3.5cm" svg:y="3cm"/><draw:glue-point draw:id="12" svg:x="3.75cm" svg:y="2cm"/><draw:glue-point draw:id="13" svg:x="4.25cm" svg:y="1.666cm"/><draw:glue-point draw:id="14" svg:x="4.75cm" svg:y="1cm"/><draw:glue-point draw:id="15" svg:x="5cm" svg:y="-1cm"/><draw:glue-point draw:id="16" svg:x="4.75cm" svg:y="-1.666cm"/><draw:glue-point draw:id="17" svg:x="4.75cm" svg:y="-2.666cm"/><draw:glue-point draw:id="18" svg:x="4.5cm" svg:y="-3.333cm"/><draw:glue-point draw:id="19" svg:x="4cm" svg:y="-3.666cm"/><draw:glue-point draw:id="20" svg:x="3.5cm" svg:y="-4.666cm"/><draw:glue-point draw:id="21" svg:x="3cm" svg:y="-5cm"/><draw:glue-point draw:id="22" svg:x="2.5cm" svg:y="-5cm"/><draw:glue-point draw:id="23" svg:x="1.75cm" svg:y="-4.666cm"/><draw:glue-point draw:id="24" svg:x="1.5cm" svg:y="-5cm"/><draw:glue-point draw:id="25" svg:x="1cm" svg:y="-5cm"/><draw:glue-point draw:id="26" svg:x="0.5cm" svg:y="-4.666cm"/><draw:glue-point draw:id="27" svg:x="0.25cm" svg:y="-4.333cm"/><draw:glue-point draw:id="28" svg:x="-0.25cm" svg:y="-4.666cm"/><draw:glue-point draw:id="29" svg:x="-0.75cm" svg:y="-4.666cm"/><draw:glue-point draw:id="30" svg:x="-1.5cm" svg:y="-4.333cm"/><draw:glue-point draw:id="31" svg:x="-2cm" svg:y="-4cm"/><draw:glue-point draw:id="32" svg:x="-2.5cm" svg:y="-4.333cm"/><draw:glue-point draw:id="33" svg:x="-3cm" svg:y="-4cm"/><draw:glue-point draw:id="34" svg:x="-3.5cm" svg:y="-3.666cm"/><draw:glue-point draw:id="35" svg:x="-4cm" svg:y="-3cm"/><draw:glue-point draw:id="36" svg:x="-4.25cm" svg:y="-2cm"/><draw:glue-point draw:id="37" svg:x="-4.5cm" svg:y="-1.666cm"/><draw:glue-point draw:id="38" svg:x="-4.75cm" svg:y="-1.333cm"/><draw:glue-point draw:id="39" svg:x="-5cm" svg:y="-0.666cm"/><draw:glue-point draw:id="40" svg:x="-4.75cm" svg:y="0.666cm"/><draw:glue-point draw:id="41" svg:x="-4.75cm" svg:y="1.666cm"/><draw:glue-point draw:id="42" svg:x="-4.5cm" svg:y="2.666cm"/><draw:glue-point draw:id="43" svg:x="-4cm" svg:y="3cm"/><draw:glue-point draw:id="44" svg:x="-3.5cm" svg:y="3.333cm"/><draw:glue-point draw:id="45" svg:x="-3.25cm" svg:y="4cm"/><draw:glue-point draw:id="46" svg:x="-2.75cm" svg:y="4.333cm"/><draw:glue-point draw:id="47" svg:x="-2cm" svg:y="4.333cm"/><draw:glue-point draw:id="48" svg:x="-1.5cm" svg:y="4.333cm"/><draw:glue-point draw:id="49" svg:x="-1cm" svg:y="4.333cm"/><draw:glue-point draw:id="50" svg:x="-0.5cm" svg:y="5cm"/><text:p text:style-name="P20"><text:span text:style-name="T4">Management Network</text:span></text:p><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g text:anchor-type="paragraph" draw:z-index="22" draw:name="Shape11_0" draw:style-name="gr5"><draw:glue-point draw:id="4" svg:x="0.256cm" svg:y="-5.041cm"/><draw:glue-point draw:id="5" svg:x="2.008cm" svg:y="-4.173cm"/><draw:glue-point draw:id="6" svg:x="3.76cm" svg:y="-3.347cm"/><draw:glue-point draw:id="7" svg:x="3.76cm" svg:y="-0.454cm"/><draw:glue-point draw:id="8" svg:x="3.76cm" svg:y="2.52cm"/><draw:glue-point draw:id="9" svg:x="1.482cm" svg:y="3.512cm"/><draw:glue-point draw:id="10" svg:x="-1.495cm" svg:y="4.917cm"/><draw:glue-point draw:id="11" svg:x="-3.247cm" svg:y="4.09cm"/><draw:glue-point draw:id="12" svg:x="-5cm" svg:y="3.264cm"/><draw:glue-point draw:id="13" svg:x="-5cm" svg:y="-2.52cm"/><draw:glue-point draw:id="14" svg:x="-2.371cm" svg:y="-3.76cm"/><draw:path draw:style-name="gr6" draw:text-style-name="P4" svg:width="0.91cm" svg:height="0.9cm" svg:x="22.083cm" svg:y="9.164cm" svg:viewBox="0 0 911 901" svg:d="M1 901c245 0 884-203 908-496 25-292-203-405-270-405 0 68-663 405-638 901z"><text:p/></draw:path><draw:g draw:style-name="gr7"><draw:polygon draw:style-name="gr8" draw:text-style-name="P5" svg:width="0.49cm" svg:height="2.048cm" svg:x="21.593cm" svg:y="8.038cm" svg:viewBox="0 0 491 2049" draw:points="0,1599 0,0 491,450 491,2049"><text:p/></draw:polygon><draw:polygon draw:style-name="gr9" draw:text-style-name="P6" svg:width="0.736cm" svg:height="2.251cm" svg:x="22.083cm" svg:y="7.813cm" svg:viewBox="0 0 737 2252" draw:points="0,2252 0,676 737,0 737,1577"><text:p/></draw:polygon><draw:polygon draw:style-name="gr10" draw:text-style-name="P7" svg:width="1.228cm" svg:height="1.125cm" svg:x="21.593cm" svg:y="7.363cm" svg:viewBox="0 0 1229 1126" draw:points="491,1126 0,676 737,0 1229,450"><text:p/></draw:polygon><draw:polygon draw:style-name="gr11" draw:text-style-name="P8" svg:width="1.228cm" svg:height="2.702cm" svg:x="21.593cm" svg:y="7.363cm" svg:viewBox="0 0 1229 2703" draw:points="0,2252 0,676 737,0 1229,450 1229,2027 491,2703"><text:p/></draw:polygon><draw:line draw:style-name="gr12" draw:text-style-name="P9" svg:x1="22.035cm" svg:y1="9.638cm" svg:x2="21.642cm" svg:y2="9.277cm"><text:p/></draw:line><draw:line draw:style-name="gr12" draw:text-style-name="P9" svg:x1="22.035cm" svg:y1="9.818cm" svg:x2="21.642cm" svg:y2="9.457cm"><text:p/></draw:line><draw:line draw:style-name="gr12" draw:text-style-name="P9" svg:x1="22.035cm" svg:y1="9.728cm" svg:x2="21.642cm" svg:y2="9.367cm"><text:p/></draw:line><draw:line draw:style-name="gr13" draw:text-style-name="P9" svg:x1="22.037cm" svg:y1="8.727cm" svg:x2="21.644cm" svg:y2="8.366cm"><text:p/></draw:line><draw:line draw:style-name="gr13" draw:text-style-name="P9" svg:x1="21.642cm" svg:y1="8.285cm" svg:x2="21.642cm" svg:y2="8.375cm"><text:p/></draw:line><draw:line draw:style-name="gr12" draw:text-style-name="P9" svg:x1="22.035cm" svg:y1="8.644cm" svg:x2="22.035cm" svg:y2="8.734cm"><text:p/></draw:line><draw:line draw:style-name="gr12" draw:text-style-name="P9" svg:x1="22.035cm" svg:y1="8.646cm" svg:x2="21.642cm" svg:y2="8.285cm"><text:p/></draw:line><draw:polygon draw:style-name="gr14" draw:text-style-name="P10" svg:width="0.048cm" svg:height="0.134cm" svg:x="21.791cm" svg:y="9.052cm" svg:viewBox="0 0 49 135" draw:points="0,90 0,0 49,45 49,135"><text:p/></draw:polygon></draw:g></draw:g><draw:frame text:anchor-type="paragraph" draw:z-index="18" draw:name="Shape14" draw:style-name="gr4" draw:text-style-name="P3" svg:width="2.461cm" svg:height="0.742cm" svg:x="17.163cm" svg:y="8.297cm"><draw:text-box><text:p>NSO Server </text:p></draw:text-box></draw:frame><draw:frame text:anchor-type="paragraph" draw:z-index="23" draw:name="Shape14_0" draw:style-name="gr4" draw:text-style-name="P3" svg:width="2.461cm" svg:height="0.742cm" svg:x="20.814cm" svg:y="7.299cm"><draw:text-box><text:p>REST API</text:p></draw:text-box></draw:frame><draw:line text:anchor-type="paragraph" draw:z-index="24" draw:name="Shape17" draw:style-name="gr3" draw:text-style-name="P2" svg:x1="18.651cm" svg:y1="8.362cm" svg:x2="22.189cm" svg:y2="7.489cm"><text:p/></draw:line><draw:line text:anchor-type="paragraph" draw:z-index="25" draw:name="Shape18" draw:style-name="gr2" draw:text-style-name="P2" svg:x1="19.131cm" svg:y1="8.945cm" svg:x2="21.641cm" svg:y2="8.285cm"><text:p/></draw:line><draw:line text:anchor-type="paragraph" draw:z-index="26" draw:name="Shape19" draw:style-name="gr1" draw:text-style-name="P2" svg:x1="19.782cm" svg:y1="7.285cm" svg:x2="19.782cm" svg:y2="7.41cm"><text:p/></draw:line><draw:line text:anchor-type="paragraph" draw:z-index="5" draw:name="Shape4" draw:style-name="gr16" draw:text-style-name="P2" svg:x1="13.538cm" svg:y1="3.78cm" svg:x2="13.432cm" svg:y2="7.713cm"><text:p/></draw:line><text:span text:style-name="T2">Diagram </text:span><text:span text:style-name="T3">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 Narrow1" svg:font-family="'Arial Narrow'" style:font-family-generic="swiss" style:font-pitch="variable"/>
    <style:font-face style:name="Arial Narrow" svg:font-family="'Arial Narrow'" style:font-adornments="Bold Italic"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微软雅黑" svg:font-family="微软雅黑" style:font-family-generic="system" style:font-pitch="variable"/>
  </office:font-face-decls>
  <office:styles>
    <draw:gradient draw:name="Greyscale_20_Linear_20_B" draw:display-name="Greyscale Linear B" draw:style="linear" draw:start-color="#000000" draw:end-color="#ffffff" draw:start-intensity="100%" draw:end-intensity="100%" draw:angle="1800" draw:border="10%"/>
    <draw:gradient draw:name="Light_20_Grey_20_Linear_20_B" draw:display-name="Light Grey Linear B" draw:style="linear" draw:start-color="#b3b3b3" draw:end-color="#e5e5e5" draw:start-intensity="100%" draw:end-intensity="100%" draw:angle="180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Orange_20_Axial_20_H" draw:display-name="Light Orange Axial H" draw:style="axial" draw:start-color="#fef4e8" draw:end-color="#fbc98e" draw:start-intensity="100%" draw:end-intensity="100%" draw:angle="900" draw:border="0%"/>
    <draw:gradient draw:name="Light_20_Orange_20_Square_20_BR" draw:display-name="Light Orange Square BR" draw:style="square" draw:cx="30%" draw:cy="30%" draw:start-color="#fbc98e" draw:end-color="#fef4e8" draw:start-intensity="100%" draw:end-intensity="100%" draw:angle="0" draw:border="0%"/>
    <draw:gradient draw:name="Light_20_Purple_20_Square_20_BR" draw:display-name="Light Purple Square BR" draw:style="square" draw:cx="30%" draw:cy="30%" draw:start-color="#c893c7" draw:end-color="#f4e9f3" draw:start-intensity="100%" draw:end-intensity="100%" draw:angle="0" draw:border="0%"/>
    <draw:gradient draw:name="VRT_20_Light_20_Axial_20_H" draw:display-name="VRT Light Axial H" draw:style="axial" draw:start-color="#7fb9dd" draw:end-color="#0073bc" draw:start-intensity="100%" draw:end-intensity="100%" draw:angle="900" draw:border="0%"/>
    <draw:gradient draw:name="VRT_20_Light_20_Axial_20_V" draw:display-name="VRT Light Axial V" draw:style="axial" draw:start-color="#7fb9dd" draw:end-color="#0073bc" draw:start-intensity="100%" draw:end-intensity="100%" draw:angle="0" draw:border="0%"/>
    <draw:gradient draw:name="VRT_20_Light_20_Linear_20_T" draw:display-name="VRT Light Linear T" draw:style="linear" draw:start-color="#0073bc" draw:end-color="#7fb9dd" draw:start-intensity="100%" draw:end-intensity="100%" draw:angle="0" draw:border="10%"/>
    <draw:gradient draw:name="VRT_20_Light_20_Square_20_BR" draw:display-name="VRT Light Square BR" draw:style="square" draw:cx="30%" draw:cy="30%" draw:start-color="#0073bc" draw:end-color="#7fb9dd" draw:start-intensity="100%" draw:end-intensity="100%" draw:angle="0" draw:border="0%"/>
    <draw:stroke-dash draw:name="Dashed_20__28_var_29__20_2" draw:display-name="Dashed (var) 2" draw:style="rect" draw:dots1="1" draw:dots1-length="0.011cm" draw:dots2="1" draw:dots2-length="0.011cm" draw:distance="0.011cm"/>
    <draw:stroke-dash draw:name="Double_20_Dot" draw:display-name="Double Dot" draw:style="rect" draw:dots1="1" draw:dots1-length="100%" draw:dots2="1" draw:dots2-length="100%" draw:distance="500%"/>
    <draw:stroke-dash draw:name="Long_20_Dot" draw:display-name="Long Dot" draw:style="rect" draw:dots1="1" draw:dots1-length="100%" draw:dots2="1" draw:dots2-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01T18:29:59.327221348</meta:creation-date>
    <dc:date>2021-09-03T06:37:47.987917609</dc:date>
    <meta:editing-duration>PT36M4S</meta:editing-duration>
    <meta:editing-cycles>4</meta:editing-cycles>
    <meta:generator>LibreOffice/6.4.7.2$Linux_X86_64 LibreOffice_project/40$Build-2</meta:generator>
    <meta:document-statistic meta:table-count="0" meta:image-count="0" meta:object-count="0" meta:page-count="1" meta:paragraph-count="1" meta:word-count="2" meta:character-count="9" meta:non-whitespace-character-count="8"/>
  </office:meta>
</office:document-meta>
</file>